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cc</text:p>
          </table:table-cell>
          <table:table-cell table:formula="of:=1+0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rr</text:p>
          </table:table-cell>
          <table:table-cell table:formula="of:=3+2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ss</text:p>
          </table:table-cell>
          <table:table-cell table:formula="of:=1-5+9-3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aa</text:p>
          </table:table-cell>
          <table:table-cell table:formula="of:=1+8-3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</table:table-row>
      </table:table>
      <table:named-expressions/>
      <table:database-ranges>
        <table:database-range table:name="__Anonymous_Sheet_DB__0" table:target-range-address="Sheet1.A1:Sheet1.C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14:13:29.248504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14:58:49.154655246</meta:creation-date>
    <dc:date>2025-10-26T14:15:26.273133617</dc:date>
    <meta:editing-duration>PT3M42S</meta:editing-duration>
    <meta:editing-cycles>4</meta:editing-cycles>
    <meta:generator>LibreOfficeDev/26.2.0.0.alpha0$Linux_X86_64 LibreOffice_project/c0eac4effebbef6ba643a155ba43498ca130f87c</meta:generator>
    <meta:document-statistic meta:table-count="1" meta:cell-count="20" meta:object-count="0"/>
  </office:meta>
</office:document-meta>
</file>